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rsid="001a8352" officeooo:paragraph-rsid="0033486d" style:font-size-asian="10pt" style:font-size-complex="10pt"/>
    </style:style>
    <style:style style:name="P4" style:family="paragraph" style:parent-style-name="Standard">
      <style:text-properties style:font-name="Verdana1" fo:font-size="10pt" officeooo:paragraph-rsid="0031ecf4" style:font-size-asian="10pt" style:font-size-complex="10pt"/>
    </style:style>
    <style:style style:name="P5" style:family="paragraph" style:parent-style-name="Standard">
      <style:text-properties style:font-name="Verdana1" fo:font-size="10pt" officeooo:paragraph-rsid="0033486d" style:font-size-asian="10pt" style:font-size-complex="10pt"/>
    </style:style>
    <style:style style:name="P6" style:family="paragraph" style:parent-style-name="Standard">
      <style:text-properties style:font-name="Verdana1" fo:font-size="10pt" officeooo:rsid="0036fbc3" officeooo:paragraph-rsid="0036fbc3" style:font-size-asian="10pt" style:font-size-complex="10pt"/>
    </style:style>
    <style:style style:name="P7" style:family="paragraph" style:parent-style-name="Standard">
      <style:text-properties style:font-name="Verdana1" fo:font-size="10pt" officeooo:rsid="0021fc76" officeooo:paragraph-rsid="0036fbc3" style:font-size-asian="10pt" style:font-size-complex="10pt"/>
    </style:style>
    <style:style style:name="P8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1" fo:font-size="10pt" fo:font-weight="bold" officeooo:paragraph-rsid="0031ecf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1" fo:font-size="10pt" fo:font-weight="bold" officeooo:rsid="0033486d" officeooo:paragraph-rsid="0033486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1" fo:font-size="10pt" fo:font-weight="bold" officeooo:rsid="002fda9b" officeooo:paragraph-rsid="0030589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1" fo:font-size="10pt" fo:font-weight="bold" officeooo:rsid="0037af3b" officeooo:paragraph-rsid="0037af3b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1" fo:font-size="10pt" fo:font-weight="normal" officeooo:rsid="001a8352" officeooo:paragraph-rsid="0031ecf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31ecf4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18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cc0000" style:font-name="Verdana1" fo:font-size="10pt" fo:font-weight="bold" officeooo:rsid="00206f69" officeooo:paragraph-rsid="00305895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1" fo:font-size="10pt" officeooo:paragraph-rsid="0038a8a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fbc3" style:font-weight-asian="bold" style:font-weight-complex="bold"/>
    </style:style>
    <style:style style:name="T3" style:family="text">
      <style:text-properties fo:font-weight="normal" officeooo:rsid="002c10b8" style:font-weight-asian="normal" style:font-weight-complex="normal"/>
    </style:style>
    <style:style style:name="T4" style:family="text">
      <style:text-properties fo:font-weight="normal" officeooo:rsid="003075a6" style:font-weight-asian="normal" style:font-weight-complex="normal"/>
    </style:style>
    <style:style style:name="T5" style:family="text">
      <style:text-properties fo:font-weight="normal" officeooo:rsid="00355983" style:font-weight-asian="normal" style:font-weight-complex="normal"/>
    </style:style>
    <style:style style:name="T6" style:family="text">
      <style:text-properties fo:font-weight="normal" officeooo:rsid="0036fbc3" style:font-weight-asian="normal" style:font-weight-complex="normal"/>
    </style:style>
    <style:style style:name="T7" style:family="text">
      <style:text-properties fo:font-weight="normal" officeooo:rsid="0037af3b" style:font-weight-asian="normal" style:font-weight-complex="normal"/>
    </style:style>
    <style:style style:name="T8" style:family="text">
      <style:text-properties officeooo:rsid="001de38d"/>
    </style:style>
    <style:style style:name="T9" style:family="text">
      <style:text-properties officeooo:rsid="0008eca3"/>
    </style:style>
    <style:style style:name="T10" style:family="text">
      <style:text-properties style:font-name="Verdana" style:font-name-complex="Verdana3"/>
    </style:style>
    <style:style style:name="T11" style:family="text">
      <style:text-properties style:font-name="Verdana" officeooo:rsid="0010890b" style:font-name-complex="Verdana3"/>
    </style:style>
    <style:style style:name="T12" style:family="text">
      <style:text-properties style:font-name="Verdana" officeooo:rsid="002863e5" style:font-name-complex="Verdana3"/>
    </style:style>
    <style:style style:name="T13" style:family="text">
      <style:text-properties style:font-name="Verdana" officeooo:rsid="0033486d" style:font-name-complex="Verdana3"/>
    </style:style>
    <style:style style:name="T14" style:family="text">
      <style:text-properties style:font-name="Verdana" officeooo:rsid="0037f43c" style:font-name-complex="Verdana3"/>
    </style:style>
    <style:style style:name="T15" style:family="text">
      <style:text-properties style:font-name="Verdana" officeooo:rsid="0037ffa6" style:font-name-complex="Verdana3"/>
    </style:style>
    <style:style style:name="T16" style:family="text">
      <style:text-properties style:font-name="Verdana" officeooo:rsid="0038a8ae" style:font-name-complex="Verdana3"/>
    </style:style>
    <style:style style:name="T17" style:family="text">
      <style:text-properties officeooo:rsid="0021fc76"/>
    </style:style>
    <style:style style:name="T18" style:family="text">
      <style:text-properties officeooo:rsid="002c10b8"/>
    </style:style>
    <style:style style:name="T19" style:family="text">
      <style:text-properties officeooo:rsid="0031ecf4"/>
    </style:style>
    <style:style style:name="T20" style:family="text">
      <style:text-properties officeooo:rsid="0036fbc3"/>
    </style:style>
    <style:style style:name="T21" style:family="text">
      <style:text-properties officeooo:rsid="0037af3b"/>
    </style:style>
    <style:style style:name="T22" style:family="text">
      <style:text-properties fo:color="#ff0000" fo:font-weight="bold" officeooo:rsid="0037af3b" style:font-weight-asian="bold" style:font-weight-complex="bold"/>
    </style:style>
    <style:style style:name="T23" style:family="text">
      <style:text-properties officeooo:rsid="0037f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Atividade_07 - </text:span>Livro AVR e Arduino – Técnicas de Projeto</text:p>
      <text:p text:style-name="P16">Capítulo: <text:span text:style-name="T19">9 (TEMPORIZADORES/CONTADORES)</text:span></text:p>
      <text:p text:style-name="P2"/>
      <text:p text:style-name="P10">Título: <text:span text:style-name="T18">Usando timers/contadores para controlar servo-motores</text:span></text:p>
      <text:p text:style-name="P1"/>
      <text:p text:style-name="P4"><text:span text:style-name="T1">Objetivos: </text:span><text:span text:style-name="T3">Aprender a </text:span><text:span text:style-name="T4">usar os timers dos microcontroladores da Atmel. </text:span><text:span text:style-name="T5">Aprender o que são e para que servem servo-motores.</text:span></text:p>
      <text:p text:style-name="P4"/>
      <text:p text:style-name="P14">Nesta prática utilizaremos o Tinkercad para simular um circuito simples usando o microcontrolador Atmega328, utilizado nas placas Arduino UNO. Desta vez, programaremos usando um código C para <text:span text:style-name="T20">controlar servo-motores</text:span>.</text:p>
      <text:p text:style-name="P1"/>
      <text:p text:style-name="P9"><text:span text:style-name="T17">1. </text:span>Procedimentos:</text:p>
      <text:p text:style-name="P1"/>
      <text:p text:style-name="P20">1. <text:span text:style-name="T8">Acesse sua conta no Tinkercad (</text:span><text:a xlink:type="simple" xlink:href="http://tinkercad.com/" text:style-name="Internet_20_link" text:visited-style-name="Visited_20_Internet_20_Link"><text:span text:style-name="T8">tinkercad.com</text:span></text:a><text:span text:style-name="T8">) e vá para a aba circuits (</text:span><text:a xlink:type="simple" xlink:href="https://www.tinkercad.com/circuits" text:style-name="Internet_20_link" text:visited-style-name="Visited_20_Internet_20_Link"><text:span text:style-name="T8">https://www.tinkercad.com/circuits</text:span></text:a><text:span text:style-name="T8">). Você pode utilizar o projeto disponível em </text:span><text:a xlink:type="simple" xlink:href="https://www.tinkercad.com/things/5vBJtpVQd5l" text:style-name="Internet_20_link" text:visited-style-name="Visited_20_Internet_20_Link"><text:span text:style-name="T8">https://www.tinkercad.com/things/5vBJtpVQd5l</text:span></text:a><text:span text:style-name="T8"> como exemplo de como controlar os servo-motores. Você pode usar este também: </text:span><text:a xlink:type="simple" xlink:href="https://wokwi.com/projects/332108726738616915" text:style-name="Internet_20_link" text:visited-style-name="Visited_20_Internet_20_Link"><text:span text:style-name="T8">https://wokwi.com/projects/332108726738616915</text:span></text:a><text:span text:style-name="T8">.</text:span></text:p>
      <text:p text:style-name="P20"/>
      <text:p text:style-name="P6">2. Mas afinal, <text:span text:style-name="T1">o que são servo-motores?</text:span> Pesquise e coloque a sua resposta aqui. Foque nos pequenos servos de até 90 gramas. <text:span text:style-name="T1">Como determinamos a posição do eixo deles?</text:span></text:p>
      <text:p text:style-name="P6"/>
      <text:p text:style-name="P5"><text:span text:style-name="T20">3</text:span>. <text:span text:style-name="T20">Crie um projeto adicionando 3 displays de 7 segmentos (3 dígitos), dois botões e um servo-motor.</text:span></text:p>
      <text:p text:style-name="P3"/>
      <text:p text:style-name="P7"><text:span text:style-name="T20">4</text:span>. <text:span text:style-name="T6">Elaborar um programa para controlar o ângulo de giro do servo motor de acordo com os dois botões. Um botão é responsável pelo incremento da largura do pulso e o outro pelo decremento. Comece com um pulso de 0,5 ms até 2,5 ms, com passo de incremento de 0,1 ms. </text:span><text:span text:style-name="T2">Qual a relação angular de giro com a largura de pulso? </text:span><text:span text:style-name="T6">Escreva o ângulo do servo-motor nos displays de 7 segmentos (0 a 180 </text:span><text:span text:style-name="T7">graus</text:span><text:span text:style-name="T6">). </text:span><text:span text:style-name="T22">Atenção: você deve utilizar um dos timers para gerar o evento (interrupção) para o chaveamento entre os displays de 7 segmentos.</text:span></text:p>
      <text:p text:style-name="P1"/>
      <text:p text:style-name="P18"><text:span text:style-name="T15">5</text:span><text:span text:style-name="T10">. </text:span><text:span text:style-name="T11">Cole</text:span><text:span text:style-name="T10"> o código fonte do microcontrolador </text:span><text:span text:style-name="T11">ao final deste arquivo e</text:span><text:span text:style-name="T10"> </text:span><text:span text:style-name="T11">inclua a imagem</text:span><text:span text:style-name="T10"> de seu design. </text:span><text:span text:style-name="T12">Importante: Deixe seu circuito público no Tinkercad e cole o link para ele aqui:</text:span></text:p>
      <text:p text:style-name="P1"/>
      <text:p text:style-name="P9">ATENÇÃO: Documente seu código. Cada linha/bloco deve deixar explícito o seu papel.</text:p>
      <text:p text:style-name="P19">ATENÇÃO: <text:span text:style-name="T17">Na versão final do seu projeto, </text:span>as funções pinMode(), digitalWrite() <text:span text:style-name="T17">e digitalRead()</text:span> <text:span text:style-name="T17">são proibidas</text:span>. O uso delas fará a nota atribuída ser zero. <text:span text:style-name="T21">Utilizar PWM do timer 0, 1 ou 2 é obrigatório para a atividade ser avaliada.</text:span></text:p>
      <text:p text:style-name="P9"/>
      <text:p text:style-name="P17"/>
      <text:p text:style-name="P17">______________________________________________________________</text:p>
      <text:p text:style-name="P8">RÚBRICA:</text:p>
      <text:p text:style-name="P12"><text:span text:style-name="T21">Pergunta teórica</text:span>: <text:span text:style-name="T21">10</text:span>%</text:p>
      <text:p text:style-name="P13">Circuito: 10%</text:p>
      <text:p text:style-name="P12"><text:span text:style-name="T21">Botões funcionando</text:span>: <text:span text:style-name="T21">1</text:span>0%</text:p>
      <text:p text:style-name="P13">Display funcionando <text:span text:style-name="T23">com chaveamento entre displays usando interrupção do timer</text:span>: <text:span text:style-name="T23">3</text:span>0%</text:p>
      <text:p text:style-name="P11"><text:span text:style-name="T21">Passo 4 funcionando</text:span>: <text:span text:style-name="T23">4</text:span>0%</text:p>
      <text:p text:style-name="P8"><text:span text:style-name="T11">Valor desta atividade na média: </text:span><text:span text:style-name="T16">0.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1H42M56S</meta:editing-duration>
    <meta:editing-cycles>13</meta:editing-cycles>
    <meta:generator>LibreOffice/5.2.7.2$Linux_X86_64 LibreOffice_project/20m0$Build-2</meta:generator>
    <dc:date>2022-05-19T19:39:41.623482772</dc:date>
    <meta:document-statistic meta:table-count="0" meta:image-count="0" meta:object-count="0" meta:page-count="1" meta:paragraph-count="21" meta:word-count="360" meta:character-count="2381" meta:non-whitespace-character-count="2041"/>
  </office:meta>
</office:document-meta>
</file>